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8.4016in"/>
    </style:style>
    <style:style style:name="co3" style:family="table-column">
      <style:table-column-properties fo:break-before="auto" style:column-width="0.8898in"/>
    </style:style>
    <style:style style:name="ro1" style:family="table-row">
      <style:table-row-properties style:row-height="0.468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648in" fo:break-before="auto" style:use-optimal-row-height="false"/>
    </style:style>
    <style:style style:name="ro5" style:family="table-row">
      <style:table-row-properties style:row-height="0.3457in" fo:break-before="auto" style:use-optimal-row-height="false"/>
    </style:style>
    <style:style style:name="ro6" style:family="table-row">
      <style:table-row-properties style:row-height="1.4772in" fo:break-before="auto" style:use-optimal-row-height="false"/>
    </style:style>
    <style:style style:name="ro7" style:family="table-row">
      <style:table-row-properties style:row-height="2.0835in" fo:break-before="auto" style:use-optimal-row-height="false"/>
    </style:style>
    <style:style style:name="ro8" style:family="table-row">
      <style:table-row-properties style:row-height="1.0811in" fo:break-before="auto" style:use-optimal-row-height="false"/>
    </style:style>
    <style:style style:name="ro9" style:family="table-row">
      <style:table-row-properties style:row-height="1.1354in" fo:break-before="auto" style:use-optimal-row-height="false"/>
    </style:style>
    <style:style style:name="ro10" style:family="table-row">
      <style:table-row-properties style:row-height="1.0543in" fo:break-before="auto" style:use-optimal-row-height="false"/>
    </style:style>
    <style:style style:name="ro11" style:family="table-row">
      <style:table-row-properties style:row-height="0.7665in" fo:break-before="auto" style:use-optimal-row-height="false"/>
    </style:style>
    <style:style style:name="ro12" style:family="table-row">
      <style:table-row-properties style:row-height="2.7457in" fo:break-before="auto" style:use-optimal-row-height="false"/>
    </style:style>
    <style:style style:name="ro13" style:family="table-row">
      <style:table-row-properties style:row-height="1.398in" fo:break-before="auto" style:use-optimal-row-height="false"/>
    </style:style>
    <style:style style:name="ro14" style:family="table-row">
      <style:table-row-properties style:row-height="0.9543in" fo:break-before="auto" style:use-optimal-row-height="false"/>
    </style:style>
    <style:style style:name="ro15" style:family="table-row">
      <style:table-row-properties style:row-height="1.1291in" fo:break-before="auto" style:use-optimal-row-height="false"/>
    </style:style>
    <style:style style:name="ta1" style:family="table" style:master-page-name="PageStyle_5f_To_20_Do_20_List_20_Printable">
      <style:table-properties table:display="true" style:writing-mode="lr-tb"/>
    </style:style>
    <style:style style:name="ce1" style:family="table-cell" style:parent-style-name="Default">
      <style:table-cell-properties fo:border-bottom="0.06pt solid #00a933" fo:background-color="#ffa6a6" style:diagonal-bl-tr="none" style:diagonal-tl-br="none" style:text-align-source="fix" style:repeat-content="false" fo:wrap-option="wrap" fo:border-left="0.06pt solid #00a933" style:direction="ltr" fo:border-right="0.06pt solid #ff0000" style:rotation-angle="0" style:rotation-align="none" style:shrink-to-fit="false" fo:border-top="0.06pt solid #00a933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32pt" fo:font-style="normal" fo:text-shadow="none" style:text-underline-style="none" fo:font-weight="normal" style:font-size-asian="32pt" style:font-style-asian="normal" style:font-weight-asian="normal" style:font-name-complex="Verdana" style:font-size-complex="3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06pt solid #ff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ff0000" style:direction="ltr" fo:border-right="0.06pt solid #ff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06pt solid #ff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06pt solid #ff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06pt solid #ff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Verdana" fo:font-size="20pt" fo:font-style="normal" fo:text-shadow="none" style:text-underline-style="none" fo:font-weight="normal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lr-tb"/>
      <style:text-properties fo:color="#000000" style:text-outline="false" style:text-line-through-style="none" style:text-line-through-type="none" style:font-name="Verdana" fo:font-size="20pt" fo:font-style="normal" fo:text-shadow="none" style:text-underline-style="none" fo:font-weight="normal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language-asian="zh" style:country-asian="CN" style:font-style-asian="normal" style:font-weight-asian="normal" style:font-size-asian="14pt" style:text-position="0% 100%" fo:text-shadow="none" fo:font-style="normal" style:text-underline-style="none" style:text-underline-color="font-color" fo:font-size="14pt" fo:color="#000000" style:text-line-through-mode="continuous" fo:language="en" fo:country="US" style:font-size-complex="14pt" style:font-name-asian="Noto Sans CJK SC" style:language-complex="hi" style:country-complex="IN" style:text-emphasize="none" style:font-relief="none" style:text-overline-style="none" style:text-overline-color="font-color" style:font-name="Arial" fo:font-weight="normal" style:text-line-through-type="none" style:text-outline="false" style:font-name-complex="Arial" style:font-weight-complex="normal" style:font-style-complex="normal"/>
    </style:style>
    <style:style style:name="T2" style:family="text">
      <style:text-properties style:text-position="0% 100%" style:font-name="Arial" style:font-style-asian="normal" style:font-weight-complex="normal" style:font-weight-asian="normal" style:font-size-complex="14pt" style:font-size-asian="14pt" style:font-name-complex="Arial" fo:text-shadow="none" fo:color="#000000" style:text-outline="false" fo:font-style="normal" style:text-line-through-type="none" style:text-underline-style="none" style:text-underline-color="font-color" fo:font-weight="normal" fo:font-size="14pt" style:font-style-complex="normal"/>
    </style:style>
    <style:style style:name="T3" style:family="text">
      <style:text-properties style:text-position="0% 100%" style:font-style-asian="normal" style:font-weight-complex="normal" style:font-weight-asian="normal" style:font-size-complex="14pt" style:font-size-asian="14pt" fo:text-shadow="none" fo:color="#000000" style:text-outline="false" fo:font-style="normal" style:text-line-through-type="none" style:text-underline-style="none" style:text-underline-color="font-color" fo:font-weight="normal" fo:font-size="14pt" style:font-style-complex="normal" style:font-name="Verdana" style:font-name-complex="Verdana"/>
    </style:style>
    <style:style style:name="T4" style:family="text">
      <style:text-properties fo:color="#000000" style:font-name="Verdana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Verdana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fo:color="#000000" style:font-name="Arial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6" style:family="text">
      <style:text-properties style:font-name="Arial" style:text-overline-style="none" style:text-overline-color="font-color" fo:font-size="14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fo:color="#000000" style:language-asian="zh" style:country-asian="CN" style:font-name-asian="Noto Sans CJK SC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7" style:family="text">
      <style:text-properties style:text-overline-style="none" style:text-overline-color="font-color" fo:font-size="14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fo:color="#000000" style:language-asian="zh" style:country-asian="CN" style:font-name-asian="Noto Sans CJK SC" style:font-size-asian="14pt" style:font-size-complex="14pt" style:font-weight-asian="normal" style:font-weight-complex="normal" style:font-style-asian="normal" style:font-style-complex="normal" style:text-emphasize="none" style:font-relief="none" style:language-complex="hi" style:country-complex="IN" style:font-name="Verdana" style:font-name-complex="Verdana"/>
    </style:style>
    <style:style style:name="T8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 100%" fo:color="#000000" style:font-size-asian="14pt" style:font-size-complex="14pt" style:font-weight-asian="normal" style:font-weight-complex="normal" style:font-style-asian="normal" style:font-style-complex="normal" style:font-name="Arial" style:font-name-complex="Arial"/>
    </style:style>
    <style:style style:name="T9" style:family="text">
      <style:text-properties fo:color="#000000" style:font-name="Verdana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Verdana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 Do List Printable" table:style-name="ta1">
        <office:forms form:automatic-focus="false" form:apply-design-mode="false"/>
        <table:table-column table:style-name="co1" table:number-columns-repeated="3" table:default-cell-style-name="ce7"/>
        <table:table-column table:style-name="co2" table:default-cell-style-name="ce7"/>
        <table:table-column table:style-name="co1" table:number-columns-repeated="1015" table:default-cell-style-name="ce7"/>
        <table:table-column table:style-name="co3" table:number-columns-repeated="5" table:default-cell-style-name="ce9"/>
        <table:table-row table:style-name="ro1">
          <table:table-cell table:style-name="ce1" office:value-type="string" calcext:value-type="string" table:number-columns-spanned="4" table:number-rows-spanned="3">
            <text:p>Relations for freelance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covered-table-cell table:number-columns-repeated="4" table:style-name="ce1"/>
          <table:table-cell table:number-columns-repeated="1020"/>
        </table:table-row>
        <table:table-row table:style-name="ro3">
          <table:covered-table-cell table:number-columns-repeated="4" table:style-name="ce1"/>
          <table:table-cell table:number-columns-repeated="1020"/>
        </table:table-row>
        <table:table-row table:style-name="ro4">
          <table:table-cell table:style-name="ce2" office:value-type="string" calcext:value-type="string" table:number-columns-spanned="4" table:number-rows-spanned="2">
            <text:p>user-account (user-name, f-name, l-Name, email, password, gender, image-link, phone-number)</text:p>
            <text:p>Primary Key (id)</text:p>
            <text:p/>
          </table:table-cell>
          <table:covered-table-cell table:number-columns-repeated="3" table:style-name="ce2"/>
          <table:table-cell table:number-columns-repeated="1020"/>
        </table:table-row>
        <table:table-row table:style-name="ro5">
          <table:covered-table-cell table:style-name="ce2" office:value-type="string" calcext:value-type="string">
            <text:p>Primary Key (BranchNumber)</text:p>
          </table:covered-table-cell>
          <table:covered-table-cell table:number-columns-repeated="3" table:style-name="ce2"/>
          <table:table-cell table:number-columns-repeated="1020"/>
        </table:table-row>
        <table:table-row table:style-name="ro6">
          <table:table-cell table:style-name="ce3" office:value-type="string" calcext:value-type="string" table:number-columns-spanned="4" table:number-rows-spanned="1">
            <text:p>Client (registration-date)</text:p>
            <text:p>Primary Key(id)</text:p>
            <text:p>Foreign Key(user_id)  references  user-account(id)</text:p>
            <text:p>Foreign Key (company-id) references company (id)</text:p>
          </table:table-cell>
          <table:covered-table-cell table:number-columns-repeated="3" table:style-name="ce3"/>
          <table:table-cell table:number-columns-repeated="1020"/>
        </table:table-row>
        <table:table-row table:style-name="ro6">
          <table:table-cell table:style-name="ce3" office:value-type="string" calcext:value-type="string" table:number-columns-spanned="4" table:number-rows-spanned="1">
            <text:p>company (name, location, founder_id)</text:p>
            <text:p>Primary key (id)</text:p>
            <text:p><text:span text:style-name="T1">Foreign Key(founder_id)  references  client(id)</text:span></text:p>
            <text:p/>
          </table:table-cell>
          <table:covered-table-cell table:number-columns-repeated="3" table:style-name="ce3"/>
          <table:table-cell table:number-columns-repeated="1020"/>
        </table:table-row>
        <table:table-row table:style-name="ro7">
          <table:table-cell table:style-name="ce4" office:value-type="string" calcext:value-type="string" table:number-columns-spanned="4" table:number-rows-spanned="1">
            <text:p>Freelancer (<text:span text:style-name="T2">registration-date, overview, category, job-title, experience-level,   hourly-rate </text:span><text:span text:style-name="T3">)</text:span></text:p>
            <text:p><text:span text:style-name="T4">Primary Key(id)</text:span></text:p>
            <text:p><text:span text:style-name="T5">Foreign Key(user_id)  references  user-account(id)</text:span></text:p>
            <text:p><text:span text:style-name="T6">Foreign Key(category_id)  references  </text:span><text:span text:style-name="T7">category</text:span><text:span text:style-name="T8"> (id)</text:span></text:p>
            <text:p><text:span text:style-name="T5">Foreign Key(experience-id)  references  experience-level (id)</text:span></text:p>
          </table:table-cell>
          <table:covered-table-cell table:number-columns-repeated="3" table:style-name="ce4"/>
          <table:table-cell table:number-columns-repeated="1020"/>
        </table:table-row>
        <table:table-row table:style-name="ro8">
          <table:table-cell table:style-name="ce4" office:value-type="string" calcext:value-type="string" table:number-columns-spanned="4" table:number-rows-spanned="1">
            <text:p>certificate (name, provider, description, earned-date, link)</text:p>
            <text:p>Primary Key (id, freelancer-id)</text:p>
            <text:p>Foreign key (freelancer-id) references freelancer (id)</text:p>
          </table:table-cell>
          <table:covered-table-cell table:number-columns-repeated="3" table:style-name="ce4"/>
          <table:table-cell table:number-columns-repeated="1020"/>
        </table:table-row>
        <table:table-row table:style-name="ro9">
          <table:table-cell table:style-name="ce4" office:value-type="string" calcext:value-type="string" table:number-columns-spanned="4" table:number-rows-spanned="1">
            <text:p>test (name, link)</text:p>
            <text:p>Primary key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0">
          <table:table-cell table:style-name="ce4" office:value-type="string" calcext:value-type="string" table:number-columns-spanned="4" table:number-rows-spanned="1">
            <text:p>test-result(start-date, end-date, link, score)</text:p>
            <text:p>Primary key (test-id , freelancer-id)</text:p>
            <text:p>Foreign Key (test-id) references test (id)</text:p>
            <text:p>Foreign key (freelancer-id) freelancer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1">
          <table:table-cell table:style-name="ce4" office:value-type="string" calcext:value-type="string" table:number-columns-spanned="4" table:number-rows-spanned="1">
            <text:p>skill (name, category)</text:p>
            <text:p>Primary key (id)</text:p>
            <text:p>Foreign key (category-id) references category (id) </text:p>
          </table:table-cell>
          <table:covered-table-cell table:number-columns-repeated="3" table:style-name="ce4"/>
          <table:table-cell table:number-columns-repeated="1020"/>
        </table:table-row>
        <table:table-row table:style-name="ro12">
          <table:table-cell table:style-name="ce4" office:value-type="string" calcext:value-type="string" table:number-columns-spanned="4" table:number-rows-spanned="1">
            <text:p><text:span text:style-name="T4">job (duration, experience-level, description, payment-type, payment-amount, payment-style, category, language, language-level, job-title, skill, attachment)</text:span></text:p>
            <text:p><text:span text:style-name="T4">Primary key(id)</text:span></text:p>
            <text:p><text:span text:style-name="T5">Foreign Key(client_id)  references  client(id)</text:span></text:p>
            <text:p><text:span text:style-name="T4">Foreign key (duration-id) references duration (id)</text:span></text:p>
            <text:p><text:span text:style-name="T5">Foreign Key(experience-id)  references  experience-level (id)</text:span></text:p>
            <text:p><text:span text:style-name="T5">Foreign Key(payment-style-id)  references payment-type (id)</text:span></text:p>
            <text:p><text:span text:style-name="T5">Foreign Key(category-id)  references  category (id)</text:span></text:p>
            <text:p><text:span text:style-name="T5">Foreign Key(language-id)  references  language (id)</text:span></text:p>
            <text:p><text:span text:style-name="T5">Foreign Key(language-level-id)  references  language-level (id)</text:span></text:p>
            <text:p><text:span text:style-name="T5">{</text:span></text:p>
            <text:p/>
            <text:p><text:span text:style-name="T5">}</text:span></text:p>
            <text:p/>
          </table:table-cell>
          <table:covered-table-cell table:number-columns-repeated="3" table:style-name="ce4"/>
          <table:table-cell table:number-columns-repeated="1020"/>
        </table:table-row>
        <table:table-row table:style-name="ro13">
          <table:table-cell table:style-name="ce4" office:value-type="string" calcext:value-type="string" table:number-columns-spanned="4" table:number-rows-spanned="1">
            <text:p><text:span text:style-name="T4">proposal (time, payment-type, payment-amount, current-status, client-grade, client-comment, freelance-grade, freelance-comment, payment-style)</text:span></text:p>
            <text:p><text:span text:style-name="T4">Primary key (job-d, freelancer-id)</text:span></text:p>
            <text:p><text:span text:style-name="T4">Foreign key (job-id) references job (id)</text:span></text:p>
            <text:p><text:span text:style-name="T4">Foreign key (freelancer-id) references freelancer(id)</text:span></text:p>
            <text:p><text:span text:style-name="T5">Foreign Key(payment-style-id)  references payment-type (id)</text:span></text:p>
            <text:p><text:span text:style-name="T5">Foreign Key(payment-style-id)  references payment-type (id)</text:span></text:p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contract (start-date, end-date, payment-type, payment-amount)</text:p>
            <text:p>Primary key (id)</text:p>
            <text:p>Foreign key (proposal-id) references proposal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3">
          <table:table-cell table:style-name="ce4" office:value-type="string" calcext:value-type="string" table:number-columns-spanned="4" table:number-rows-spanned="1">
            <text:p>message (time, content)</text:p>
            <text:p>Primary key (id)</text:p>
            <text:p>Foreign key (proposal-id) references proposal (id)</text:p>
            <text:p>Foreign key (freelancer-id) references freelancer (id)</text:p>
            <text:p>Foreign key (client-id) references client (id)</text:p>
            <text:p/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message-attachment (link)</text:p>
            <text:p>Primary key (id, message-id)</text:p>
            <text:p>Foreign key(message-id) references message (id)</text:p>
            <text:p/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Freelancer-skill()</text:p>
            <text:p>Primary key (skill-id, freelancer-id)</text:p>
            <text:p>Foreign key (skill-id) references skill (id)</text:p>
            <text:p>Foreign key (freelancer-id) references freelancer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category (name)</text:p>
            <text:p>Primary key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5" office:value-type="string" calcext:value-type="string" table:number-columns-spanned="4" table:number-rows-spanned="1">
            <text:p>experience-level(name)</text:p>
            <text:p>Primary key (id)</text:p>
          </table:table-cell>
          <table:covered-table-cell table:number-columns-repeated="3" table:style-name="ce5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language(name)</text:p>
            <text:p>Primary key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Language-level (name)</text:p>
            <text:p>Primary key (id)</text:p>
            <text:p/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education(name, institute, start-date, graduation-date)</text:p>
            <text:p>Primary key (id, freelancer-id)</text:p>
            <text:p>Foreign key (freelancer-id) references freelancer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duration (name)</text:p>
            <text:p>Primary key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Payment-type (name)</text:p>
            <text:p>Primary key (id)</text:p>
            <text:p/>
          </table:table-cell>
          <table:covered-table-cell table:number-columns-repeated="3" table:style-name="ce4"/>
          <table:table-cell table:number-columns-repeated="1020"/>
        </table:table-row>
        <table:table-row table:style-name="ro14">
          <table:table-cell table:style-name="ce4" office:value-type="string" calcext:value-type="string" table:number-columns-spanned="4" table:number-rows-spanned="1">
            <text:p>Payment-style(name)</text:p>
            <text:p>Primary key (id)</text:p>
            <text:p/>
          </table:table-cell>
          <table:covered-table-cell table:number-columns-repeated="3" table:style-name="ce4"/>
          <table:table-cell table:number-columns-repeated="1020"/>
        </table:table-row>
        <table:table-row table:style-name="ro15">
          <table:table-cell table:style-name="ce4" office:value-type="string" calcext:value-type="string" table:number-columns-spanned="4" table:number-rows-spanned="1">
            <text:p>Job-skill()</text:p>
            <text:p>Primary key (job-id, skill-id)</text:p>
            <text:p>Foreign key (job-id) references job (id)</text:p>
            <text:p>Foreign key (skill-id) references skill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5">
          <table:table-cell table:style-name="ce4" office:value-type="string" calcext:value-type="string" table:number-columns-spanned="4" table:number-rows-spanned="1">
            <text:p>Job-attachment ()</text:p>
            <text:p>Primary key (id, job-id)</text:p>
            <text:p>Foreign key (job-id) references job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5">
          <table:table-cell table:style-name="ce4" office:value-type="string" calcext:value-type="string" table:number-columns-spanned="4" table:number-rows-spanned="1">
            <text:p>portofolio (title, description, image-link, attachment)</text:p>
            <text:p>Primary key (id, freelancer-id)</text:p>
            <text:p>Foreign key (freelancer-id) references freelancer (id)</text:p>
          </table:table-cell>
          <table:covered-table-cell table:number-columns-repeated="3" table:style-name="ce4"/>
          <table:table-cell table:number-columns-repeated="1020"/>
        </table:table-row>
        <table:table-row table:style-name="ro15">
          <table:table-cell table:style-name="ce4" office:value-type="string" calcext:value-type="string" table:number-columns-spanned="4" table:number-rows-spanned="1">
            <text:p>User-language(language-level, language) </text:p>
            <text:p>Primary key(user_id,language_id)</text:p>
            <text:p><text:span text:style-name="T9">Foreign key (user-id) references user (id)</text:span></text:p>
            <text:p><text:span text:style-name="T9">Foreign key (language-id) references language (id)</text:span></text:p>
          </table:table-cell>
          <table:covered-table-cell table:number-columns-repeated="3" table:style-name="ce4"/>
          <table:table-cell table:number-columns-repeated="1020"/>
        </table:table-row>
        <table:table-row table:style-name="ro15">
          <table:table-cell table:style-name="ce6" office:value-type="string" calcext:value-type="string" table:number-columns-spanned="4" table:number-rows-spanned="1">
            <text:p>Author’s note : - [referential constraints] <text:s/></text:p>
          </table:table-cell>
          <table:covered-table-cell table:number-columns-repeated="3" table:style-name="ce6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8"/>
          <table:table-cell table:number-columns-repeated="102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Verdana" fo:font-family="Verdana" style:font-family-generic="swiss" style:font-name-complex="Verdana" style:font-family-complex="Verdana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0:26:45.269089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_20_Do_20_List_20_Printable" style:display-name="PageStyle_To Do List Printa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umit bansal</meta:initial-creator>
    <meta:editing-cycles>50</meta:editing-cycles>
    <meta:print-date>2015-09-08T11:02:36</meta:print-date>
    <meta:creation-date>2015-09-07T14:42:03</meta:creation-date>
    <dc:date>2021-08-02T11:58:23.436651901</dc:date>
    <dc:language>en-US</dc:language>
    <meta:editing-duration>PT7H3M21S</meta:editing-duration>
    <meta:generator>LibreOffice/6.4.7.2$Linux_X86_64 LibreOffice_project/40$Build-2</meta:generator>
    <meta:document-statistic meta:table-count="1" meta:cell-count="2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